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  <style:text-properties fo:color="#000000" style:font-name="Times New Roman"/>
    </style:style>
    <style:style style:name="P3" style:family="paragraph" style:parent-style-name="UC_5f_NormalAzul">
      <style:paragraph-properties style:snap-to-layout-grid="false"/>
    </style:style>
    <style:style style:name="P4" style:family="paragraph" style:parent-style-name="UC_5f_NormalAzul">
      <style:paragraph-properties style:snap-to-layout-grid="false"/>
      <style:text-properties fo:color="#0000ff" style:font-name="Times New Roman" fo:language="es" fo:country="ES" fo:font-weight="bold" style:font-weight-asian="bold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fo:color="#0000ff" style:font-name="Times New Roman" fo:language="es" fo:country="ES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1" style:family="paragraph" style:parent-style-name="Standard" style:master-page-name="Standard">
      <style:paragraph-properties style:page-number="auto"/>
      <style:text-properties style:font-name="Book Antiqua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paragraph-properties style:snap-to-layout-grid="false"/>
    </style:style>
    <style:style style:name="P14" style:family="paragraph" style:parent-style-name="Standard" style:list-style-name="L3"/>
    <style:style style:name="P15" style:family="paragraph" style:parent-style-name="Standard" style:list-style-name="L2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6" style:family="paragraph" style:parent-style-name="Standard" style:list-style-name="L4">
      <style:paragraph-properties fo:margin-left="0in" fo:margin-right="0in" fo:text-indent="0in" style:auto-text-indent="false" style:snap-to-layout-grid="false"/>
      <style:text-properties fo:color="#000000" style:font-name="Times New Roman" fo:language="es" fo:country="ES" fo:font-style="italic" fo:font-weight="normal" style:font-style-asian="italic" style:font-weight-asian="normal" style:language-complex="ar" style:country-complex="SA" style:font-style-complex="normal" style:font-weight-complex="normal"/>
    </style:style>
    <style:style style:name="P17" style:family="paragraph" style:parent-style-name="Standard" style:list-style-name="L4">
      <style:paragraph-properties fo:margin-left="0in" fo:margin-right="0in" fo:text-indent="0in" style:auto-text-indent="false"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18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style:font-weight-asian="bold" style:font-weight-complex="bold"/>
    </style:style>
    <style:style style:name="P19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font-name="Times New Roman" fo:language="es" fo:country="ES" fo:font-weight="bold" style:font-weight-asian="bold" style:language-complex="ar" style:country-complex="SA" style:font-weight-complex="bold"/>
    </style:style>
    <style:style style:name="P20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fo:color="#000000" style:font-name="Times New Roman" fo:language="es" fo:country="ES" fo:font-weight="bold" style:font-weight-asian="bold" style:language-complex="ar" style:country-complex="SA" style:font-weight-complex="bold"/>
    </style:style>
    <style:style style:name="P21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</style:style>
    <style:style style:name="P22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</style:style>
    <style:style style:name="P23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24" style:family="paragraph" style:parent-style-name="UC_5f_Alternativa_20_2" style:list-style-name="WW8Num8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color="#000000" style:font-name="Times New Roman" fo:font-weight="normal" style:font-weight-asian="normal" style:font-weight-complex="normal"/>
    </style:style>
    <style:style style:name="T9" style:family="text">
      <style:text-properties fo:color="#000000" style:font-name="Times New Roman" fo:language="es" fo:country="ES" fo:font-weight="normal" style:font-weight-asian="normal" style:font-weight-complex="normal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fo:color="#0000ff" style:font-name="Times New Roman" fo:language="es" fo:country="ES" fo:font-weight="bold" style:font-weight-asian="bold" style:font-weight-complex="bold"/>
    </style:style>
    <style:style style:name="T18" style:family="text">
      <style:text-properties fo:color="#0000ff" fo:language="en" fo:country="US" fo:font-weight="bold" style:font-weight-asian="bold" style:font-weight-complex="bold"/>
    </style:style>
    <style:style style:name="T19" style:family="text">
      <style:text-properties fo:color="#0000ff" fo:language="es" fo:country="ES" fo:font-weight="bold" style:font-weight-asian="bold" style:font-weight-complex="bold"/>
    </style:style>
    <style:style style:name="T20" style:family="text">
      <style:text-properties fo:color="#0000ff" fo:font-weight="bold" style:font-weight-asian="bold"/>
    </style:style>
    <style:style style:name="T21" style:family="text">
      <style:text-properties fo:language="es" fo:country="ES"/>
    </style:style>
    <style:style style:name="T22" style:family="text">
      <style:text-properties fo:language="es" fo:country="ES" style:language-complex="ar" style:country-complex="SA"/>
    </style:style>
    <style:style style:name="T23" style:family="text">
      <style:text-properties fo:color="#2323dc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4" style:family="text">
      <style:text-properties fo:color="#2323dc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5" style:family="text">
      <style:text-properties fo:color="#2323dc" style:font-name="Times New Roman" fo:font-weight="bold" style:font-weight-asian="bold" style:font-weight-complex="bold"/>
    </style:style>
    <style:style style:name="T26" style:family="text">
      <style:text-properties fo:color="#2323dc" fo:font-weight="bold" style:font-weight-asian="bold" style:font-weight-complex="bold"/>
    </style:style>
    <style:style style:name="T27" style:family="text">
      <style:text-properties fo:color="#2323dc" fo:font-weight="normal" style:font-weight-asian="normal" style:font-weight-complex="normal"/>
    </style:style>
    <style:style style:name="T28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text:span text:style-name="T1">Nombre del Caso de U</text:span><text:span text:style-name="T10">so: </text:span><text:span text:style-name="UC_5f_NormalAzul_20_Car"><text:span text:style-name="T8">Tipo de ítem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25">SGC-DES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5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5"><text:span text:style-name="T1">Ob</text:span><text:span text:style-name="T10">jetivo:</text:span><text:span text:style-name="T4"> </text:span><text:span text:style-name="UC_5f_NormalAzul_20_Car"><text:span text:style-name="T5">Proporcionar al usuario la interfaz de “Tipo de ítem” en la que se le permite elegir el proyecto, y pudiendo derivar al mismo a las interfaces de “Crear tipo de ítem”, “Modificar tipo de ítem”,“Eliminar tipo de ítem”, “Asignar tipo de ítem” y “Des-asignar tipo de ítem”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<text:span text:style-name="T1">Pre-condiciones: </text:span><text:span text:style-name="UC_5f_NormalAzul_20_Car"><text:span text:style-name="T5">El usuario debe haber seleccionado la opción “Tipo de ítem” en la interfaz “Módulo de Desarrollo”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5"><text:span text:style-name="T1">Post- Condiciones: </text:span><text:span text:style-name="T14">Un proyecto </text:span><text:span text:style-name="T14">debe estar seleccionado.</text:span></text:p>
          </table:table-cell>
          <table:covered-table-cell/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6">CURSO NORMAL (Camino Exitoso)</text:span><text:span text:style-name="T3"> </text:span></text:p>
            <text:p text:style-name="P6"/>
          </table:table-cell>
          <table:covered-table-cell/>
        </table:table-row>
        <table:table-row table:style-name="Table1.1">
          <table:table-cell table:style-name="Table1.A2" office:value-type="string">
            <text:p text:style-name="P7">Usuario</text:p>
          </table:table-cell>
          <table:table-cell table:style-name="Table1.A1" office:value-type="string">
            <text:p text:style-name="P7">Sistema</text:p>
          </table:table-cell>
        </table:table-row>
        <table:table-row table:style-name="Table1.3">
          <table:table-cell table:style-name="Table1.A3" office:value-type="string">
            <text:p text:style-name="P5"/>
          </table:table-cell>
          <table:table-cell table:style-name="Table1.B3" office:value-type="string">
            <text:list xml:id="list28258610" text:style-name="L1">
              <text:list-item>
                <text:p text:style-name="P12"><text:span text:style-name="T28">D</text:span>espliega la interfaz “Tipo de ítem” con las opciones: </text:p>
                <text:p text:style-name="P12">“Crear tipo de ítem”,</text:p>
                <text:p text:style-name="P12">“Modificar tipo de ítem”,</text:p>
                <text:p text:style-name="P12">“Eliminar tipo de ítem”,</text:p>
                <text:p text:style-name="P12">“Asignar tipo de ítem”,</text:p>
                <text:p text:style-name="P12">“Des-asignar tipo de ítem”.</text:p>
              </text:list-item>
            </text:list>
          </table:table-cell>
        </table:table-row>
        <table:table-row table:style-name="Table1.4">
          <table:table-cell table:style-name="Table1.A3" office:value-type="string">
            <text:list xml:id="list28286216" text:continue-numbering="true" text:style-name="L1">
              <text:list-item>
                <text:p text:style-name="P13"><text:span text:style-name="T5">Realiza</text:span><text:span text:style-name="T8"> una </text:span><text:span text:style-name="T7">búsqueda de Proyecto </text:span><text:span text:style-name="T8">(ir al Caso de Uso </text:span><text:span text:style-name="Default_20_Paragraph_20_Font"><text:span text:style-name="T16">SGC-ADM-01-0</text:span></text:span><text:span text:style-name="Default_20_Paragraph_20_Font"><text:span text:style-name="T15">5</text:span></text:span><text:span text:style-name="T8">).</text:span></text:p>
              </text:list-item>
            </text:list>
          </table:table-cell>
          <table:table-cell table:style-name="Table1.B3" office:value-type="string">
            <text:p text:style-name="P10"/>
          </table:table-cell>
        </table:table-row>
        <table:table-row table:style-name="Table1.4">
          <table:table-cell table:style-name="Table1.A3" office:value-type="string">
            <text:list xml:id="list28306020" text:continue-numbering="true" text:style-name="L1">
              <text:list-item>
                <text:p text:style-name="P12">Realiza una <text:span text:style-name="T2">búsqueda de tipo de ítem</text:span> (ir al Caso de Uso <text:s text:c="6"/><text:span text:style-name="T26">SGC-DES-01-06</text:span>).</text:p>
              </text:list-item>
            </text:list>
          </table:table-cell>
          <table:table-cell table:style-name="Table1.B3" office:value-type="string">
            <text:list xml:id="list28258429" text:style-name="L2">
              <text:list-header>
                <text:p text:style-name="P15"/>
              </text:list-header>
            </text:list>
          </table:table-cell>
        </table:table-row>
        <table:table-row table:style-name="Table1.4">
          <table:table-cell table:style-name="Table1.A3" office:value-type="string">
            <text:list xml:id="list28286213" text:style-name="L3">
              <text:list-item>
                <text:p text:style-name="P14">Selecciona oprimiendo uno de los botones alternativos:<text:line-break/>“Crear tipo de ítem”<text:line-break/>“Modificar tipo de ítem”<text:line-break/>“Eliminar tipo de ítem”</text:p>
                <text:p text:style-name="P14">“Asignar tipo de ítem”</text:p>
                <text:p text:style-name="P14">“Des-asignar tipo de ítem”.</text:p>
              </text:list-item>
            </text:list>
          </table:table-cell>
          <table:table-cell table:style-name="Table1.B3" office:value-type="string">
            <text:p text:style-name="Standard"/>
          </table:table-cell>
        </table:table-row>
        <table:table-row table:style-name="Table1.4">
          <table:table-cell table:style-name="Table1.A3" office:value-type="string">
            <text:p text:style-name="Standard"/>
          </table:table-cell>
          <table:table-cell table:style-name="Table1.B3" office:value-type="string">
            <text:list xml:id="list28301423" text:continue-numbering="true" text:style-name="L3">
              <text:list-item>
                <text:p text:style-name="P14">Despliega la interfaz de la opción seleccionada.</text:p>
              </text:list-item>
            </text:list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28268614" text:style-name="WW8Num8">
              <text:list-item>
                <text:p text:style-name="P18">Cancelar</text:p>
                <text:p text:style-name="P23"><text:span text:style-name="Default_20_Paragraph_20_Font"><text:span text:style-name="T11">En el paso 4, el usuario oprime el botón “Cancelar”, no se realizará ninguna acción y se volverá a la interfaz anterior.</text:span></text:span></text:p>
                <text:p text:style-name="P23"><text:span text:style-name="Default_20_Paragraph_20_Font"><text:span text:style-name="T11"/></text:span></text:p>
              </text:list-item>
              <text:list-item>
                <text:p text:style-name="P18"><text:s/>Crear tipo de ítem</text:p>
                <text:p text:style-name="P23"><text:span text:style-name="T8">En el paso 4, el usuario oprime el botón “Crear tipo de ítem”. (Ir al Caso de Uso</text:span><text:span text:style-name="T5"> </text:span><text:span text:style-name="T17">SGC-DES-01-01</text:span><text:span text:style-name="T9">).</text:span></text:p>
              </text:list-item>
            </text:list>
            <text:p text:style-name="P21"><text:soft-page-break/><text:span text:style-name="Default_20_Paragraph_20_Font"><text:span text:style-name="T12"/></text:span></text:p>
            <text:list xml:id="list28289831" text:continue-numbering="true" text:style-name="WW8Num8">
              <text:list-item>
                <text:p text:style-name="P18">Modificar tipo de ítem</text:p>
                <text:p text:style-name="P24"><text:span text:style-name="Default_20_Paragraph_20_Font"><text:span text:style-name="T11">En el paso 4, el usuario oprime el botón “Modificar tipo de ítem”, (Ir al Caso de Uso </text:span></text:span><text:span text:style-name="Default_20_Paragraph_20_Font"><text:span text:style-name="T23">SGC-DES-01-02</text:span></text:span><text:span text:style-name="Default_20_Paragraph_20_Font"><text:span text:style-name="T11">). </text:span></text:span></text:p>
              </text:list-item>
            </text:list>
            <text:p text:style-name="P21"><text:span text:style-name="Default_20_Paragraph_20_Font"><text:span text:style-name="T15"/></text:span></text:p>
            <text:list xml:id="list28294895" text:continue-numbering="true" text:style-name="WW8Num8">
              <text:list-item>
                <text:p text:style-name="P18">Eliminar<text:span text:style-name="T22"> tipo de ítem</text:span></text:p>
                <text:p text:style-name="P24"><text:span text:style-name="Default_20_Paragraph_20_Font"><text:span text:style-name="T13">En el paso 4, el usuario oprime el botón “Eliminar tipo de ítem”. (Ir al Caso de Uso </text:span></text:span><text:span text:style-name="Default_20_Paragraph_20_Font"><text:span text:style-name="T24">SGC-DES-01-03</text:span></text:span><text:span text:style-name="Default_20_Paragraph_20_Font"><text:span text:style-name="T13">).</text:span></text:span></text:p>
                <text:p text:style-name="P22"><text:span text:style-name="Default_20_Paragraph_20_Font"><text:span text:style-name="T15"/></text:span></text:p>
              </text:list-item>
              <text:list-item>
                <text:p text:style-name="P20">Asignar tipo de ítem</text:p>
                <text:p text:style-name="P24"><text:span text:style-name="Default_20_Paragraph_20_Font"><text:span text:style-name="T13">En el paso 4, el usuario oprime el botón “Asignar tipo de ítem”. (Ir al Caso de Uso </text:span></text:span><text:span text:style-name="Default_20_Paragraph_20_Font"><text:span text:style-name="T24">SGC-DES-01-04</text:span></text:span><text:span text:style-name="Default_20_Paragraph_20_Font"><text:span text:style-name="T13">).</text:span></text:span></text:p>
              </text:list-item>
            </text:list>
            <text:p text:style-name="P21"><text:span text:style-name="Default_20_Paragraph_20_Font"><text:span text:style-name="T15"/></text:span></text:p>
            <text:list xml:id="list28309629" text:continue-numbering="true" text:style-name="WW8Num8">
              <text:list-item>
                <text:p text:style-name="P19">Des-asignar tipo de ítem</text:p>
                <text:p text:style-name="P24"><text:span text:style-name="Default_20_Paragraph_20_Font"><text:span text:style-name="T13">En el paso 4, el usuario oprime el botón “Des-asignar tipo de ítem”. (Ir al Caso de Uso </text:span></text:span><text:span text:style-name="Default_20_Paragraph_20_Font"><text:span text:style-name="T24">SGC-DES-01-05</text:span></text:span><text:span text:style-name="Default_20_Paragraph_20_Font"><text:span text:style-name="T13">).</text:span></text:span></text:p>
                <text:p text:style-name="P22"><text:span text:style-name="Default_20_Paragraph_20_Font"><text:span text:style-name="T13"/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list xml:id="list28256363" text:style-name="L4">
              <text:list-header>
                <text:p text:style-name="P17">2.1-Error de con<text:span text:style-name="T14">exión con la base de datos. Se redirige al Caso de Uso Modulo de Desarrollo (ir al Caso de Uso </text:span><text:span text:style-name="T20">SGC-DES</text:span><text:span text:style-name="T14">).</text:span></text:p>
                <text:list>
                  <text:list-header>
                    <text:p text:style-name="P16">4.1-Si el Usuario oprime el botón “Asignar tipo de ítem” o “Des-asignar tipo de ítem”, sin haber seleccionado un proyecto y/o un tipo de ítem , se despliega un mensaje de error: “No se ha seleccionado el proyecto y/o tipo de ítem.”.</text:p>
                    <text:p text:style-name="P16">4.2-Si el Usuario oprime el botón “Modificar tipo de ítem” o “Eliminar tipo de ítem”, sin haber seleccionado un tipo de ítem , se despliega un mensaje de error: “No se ha seleccionado el tipo de ítem.”.</text:p>
                  </text:list-header>
                </text:list>
              </text:list-header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Asociaciones de Extensión:</text:p>
            <text:p text:style-name="P9">SGC-DES-01-01</text:p>
            <text:p text:style-name="P2"><text:span text:style-name="T19">SGC-DES</text:span><text:span text:style-name="T18">-</text:span><text:span text:style-name="T19">01-02</text:span></text:p>
            <text:p text:style-name="P4">SGC-DES-01-03</text:p>
            <text:p text:style-name="P2"><text:span text:style-name="T19">SGC-DES</text:span><text:span text:style-name="T18">-</text:span><text:span text:style-name="T19">01-04</text:span></text:p>
            <text:p text:style-name="P4">SGC-DES-01-05</text:p>
          </table:table-cell>
        </table:table-row>
        <table:table-row table:style-name="Tabla5.2">
          <table:table-cell table:style-name="Tabla5.A1" office:value-type="string">
            <text:p text:style-name="Standard">Asociaciones de Inclusión: <text:span text:style-name="T17">SGC-ADM-01-05</text:span><text:span text:style-name="T21">,</text:span><text:span text:style-name="T17"> SGC-DES-01-06</text:span></text:p>
          </table:table-cell>
        </table:table-row>
        <table:table-row table:style-name="Tabla5.1">
          <table:table-cell table:style-name="Tabla5.A1" office:value-type="string">
            <text:p text:style-name="P5">Casos de Uso donde se incluye: </text:p>
          </table:table-cell>
        </table:table-row>
        <table:table-row table:style-name="Tabla5.1">
          <table:table-cell table:style-name="Tabla5.A1" office:value-type="string">
            <text:p text:style-name="P5">Casos de Uso al que extiende: <text:span text:style-name="T17">SGC-DES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Standard">Requerimientos Funcionales Asociados: <text:span text:style-name="T26">RF-62</text:span>,<text:span text:style-name="T26"> RF-68</text:span>,<text:span text:style-name="T26"> RF-69.X</text:span>, <text:span text:style-name="T26">RF-71</text:span>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76</meta:editing-cycles>
    <meta:editing-duration>PT5H43S</meta:editing-duration>
    <dc:date>2014-03-17T08:14:52.30</dc:date>
    <meta:generator>LibreOffice/3.5$Windows_x86 LibreOffice_project/7e68ba2-a744ebf-1f241b7-c506db1-7d53735</meta:generator>
    <meta:document-statistic meta:table-count="5" meta:image-count="0" meta:object-count="0" meta:page-count="2" meta:paragraph-count="49" meta:word-count="475" meta:character-count="2310" meta:non-whitespace-character-count="2368"/>
  </office:meta>
</office:document-meta>
</file>